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orphans="2" fo:widows="2" fo:background-color="#272822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3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4" style:family="paragraph" style:parent-style-name="Quotations">
      <loext:graphic-properties draw:fill="solid" draw:fill-color="#333333" draw:opacity="100%"/>
      <style:paragraph-properties fo:margin-left="1cm" fo:margin-right="1cm" fo:text-align="start" style:justify-single-word="false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style:font-size-asian="12pt" style:font-size-complex="12pt"/>
    </style:style>
    <style:style style:name="P7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8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orphans="2" fo:widows="2" fo:background-color="#272822"/>
    </style:style>
    <style:style style:name="P9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Standard">
      <style:text-properties style:use-window-font-color="true" loext:opacity="0%" style:font-name="Arial1" fo:font-size="12pt" style:font-size-asian="12pt" style:font-size-complex="12pt"/>
    </style:style>
    <style:style style:name="P12" style:family="paragraph" style:parent-style-name="Text_20_body">
      <style:text-properties style:use-window-font-color="true" loext:opacity="0%" style:font-name="Arial1"/>
    </style:style>
    <style:style style:name="P1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72822"/>
    </style:style>
    <style:style style:name="P14" style:family="paragraph" style:parent-style-name="Heading_20_2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15" style:family="paragraph" style:parent-style-name="Quotations" style:list-style-name="L1">
      <loext:graphic-properties draw:fill="solid" draw:fill-color="#333333" draw:opacity="100%"/>
      <style:paragraph-properties fo:margin-left="1cm" fo:margin-right="1cm" fo:orphans="2" fo:widows="2" fo:text-indent="0cm" style:auto-text-indent="false" fo:background-color="#333333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16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background-color="#333333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19" style:family="paragraph" style:parent-style-name="Text_20_body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use-window-font-color="true" loext:opacity="0%" style:font-name="Arial1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style:use-window-font-color="true" loext:opacity="0%" style:font-name="Arial1" fo:font-size="12pt" fo:letter-spacing="normal" fo:font-style="normal" fo:font-weight="normal" fo:background-color="#272822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style:use-window-font-color="true" loext:opacity="0%" style:font-name="Arial1" fo:font-size="12pt" fo:letter-spacing="normal" fo:font-style="normal" fo:font-weight="bold" fo:background-color="#272822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Adicionar arquivos e vincular repositório</text:h>
      <text:p text:style-name="P19"/>
      <text:p text:style-name="P10"><text:span text:style-name="Strong_20_Emphasis"><text:span text:style-name="T3">Rodrigo</text:span></text:span><text:span text:style-name="T2">: Vamos retornar ao site do GitHub. Já executamos o comando </text:span><text:span text:style-name="Source_20_Text"><text:span text:style-name="T4">git init</text:span></text:span><text:span text:style-name="T2">. O próximo comando que aparece no tutorial é </text:span><text:span text:style-name="Source_20_Text"><text:span text:style-name="T4">git add</text:span></text:span><text:span text:style-name="T2">, que mostra como exemplo um arquivo </text:span><text:span text:style-name="Source_20_Text"><text:span text:style-name="T4">README.md</text:span></text:span><text:span text:style-name="T2"> que não possui existe no nosso projeto. Ao invés disso, precisamos adicionar os arquivos do nosso projeto.</text:span></text:p>
      <text:p text:style-name="P10"><text:span text:style-name="T2"/></text:p>
      <text:p text:style-name="P10"><text:span text:style-name="T2">Vamos copiar o comando </text:span><text:span text:style-name="Source_20_Text"><text:span text:style-name="T4">git add</text:span></text:span><text:span text:style-name="T2"> e o colar no terminal integrado do VS Code. No entanto, precisamos adicionar cada um dos arquivos do projeto. Mas, temos vários arquivos neste projeto, como o </text:span><text:span text:style-name="Source_20_Text"><text:span text:style-name="T4">app.js</text:span></text:span><text:span text:style-name="T2">, </text:span><text:span text:style-name="Source_20_Text"><text:span text:style-name="T4">index.html</text:span></text:span><text:span text:style-name="T2"> e outros. Precisaremos adicionar cada um manualmente?</text:span></text:p>
      <text:p text:style-name="P10"><text:span text:style-name="T2"/></text:p>
      <text:p text:style-name="P10"><text:span text:style-name="Strong_20_Emphasis"><text:span text:style-name="T3">Gabrielle</text:span></text:span><text:span text:style-name="T2">: Temos a opção de adicionar manualmente, informando o nome de cada um dos arquivos, mas às vezes pode ser um pouco trabalhoso, especialmente quando temos um projeto grande com muitos arquivos.</text:span></text:p>
      <text:p text:style-name="P10"><text:span text:style-name="T2"/></text:p>
      <text:p text:style-name="P10"><text:span text:style-name="T2">Para facilitar esse processo, temos um atalho no comando do Git, onde podemos </text:span><text:span text:style-name="Strong_20_Emphasis"><text:span text:style-name="T3">adicionar todos os arquivos de uma só vez</text:span></text:span><text:span text:style-name="T2">. É o comando </text:span><text:span text:style-name="Source_20_Text"><text:span text:style-name="T4">git add .</text:span></text:span><text:span text:style-name="T2">. Esse ponto vai adicionar todos os arquivos do repositório.</text:span></text:p>
      <text:p text:style-name="P10"><text:span text:style-name="T2"/></text:p>
      <text:p text:style-name="P7"><text:span text:style-name="Source_20_Text"><text:span text:style-name="T4">git </text:span></text:span><text:span text:style-name="Source_20_Text"><text:span text:style-name="T5">add</text:span></text:span><text:span text:style-name="Source_20_Text"><text:span text:style-name="T4"> .</text:span></text:span></text:p>
      <text:p text:style-name="P2"/>
      <text:p text:style-name="P10"><text:span text:style-name="Strong_20_Emphasis"><text:span text:style-name="T3">Rodrigo</text:span></text:span><text:span text:style-name="T2">: Após pressionar "Enter", apareceram alguns alertas, porque existem algumas diferenças entre Windows e Linux, dependendo do sistema operacional que você estiver utilizando. No entanto, são só alertas e não vão afetar nada.</text:span></text:p>
      <text:p text:style-name="P10"><text:span text:style-name="T2">Retornando ao GitHub, o próximo comando que encontramos é o </text:span><text:span text:style-name="Source_20_Text"><text:span text:style-name="T4">git commit -m</text:span></text:span><text:span text:style-name="T2"> e temos que inserir uma mensagem entre aspas. Copiamos até o </text:span><text:span text:style-name="Source_20_Text"><text:span text:style-name="T4">-m</text:span></text:span><text:span text:style-name="T2">, porque vamos alterar a mensagem. Colocaremos a mensagem </text:span><text:span text:style-name="Source_20_Text"><text:span text:style-name="T4">projeto inicial</text:span></text:span><text:span text:style-name="T2"> entre aspas duplas.</text:span></text:p>
      <text:p text:style-name="P10"><text:span text:style-name="T2"/></text:p>
      <text:p text:style-name="P7"><text:span text:style-name="Source_20_Text"><text:span text:style-name="T4">git </text:span></text:span><text:span text:style-name="Source_20_Text"><text:span text:style-name="T5">commit</text:span></text:span><text:span text:style-name="Source_20_Text"><text:span text:style-name="T4"> -m "projeto inicial"</text:span></text:span></text:p>
      <text:p text:style-name="P2"/>
      <text:p text:style-name="P10"><text:span text:style-name="T2">Estes comandos, </text:span><text:span text:style-name="Source_20_Text"><text:span text:style-name="T4">add</text:span></text:span><text:span text:style-name="T2"> e </text:span><text:span text:style-name="Source_20_Text"><text:span text:style-name="T4">commit</text:span></text:span><text:span text:style-name="T2">, foram somente copiados e executados, mas nas próximas aulas, vamos explicar detalhadamente o que cada um faz. No momento, o objetivo é apenas conectar os dois repositórios: o local no computador com o remoto no GitHub.</text:span></text:p>
      <text:p text:style-name="P9"><text:span text:style-name="Emphasis"><text:span text:style-name="T3">Author identity unkown</text:span></text:span></text:p>
      <text:p text:style-name="P10"><text:span text:style-name="T2">Após pressionar "Enter", houve um erro ao tentar fazer o </text:span><text:span text:style-name="Emphasis"><text:span text:style-name="T3">commit</text:span></text:span><text:span text:style-name="T2">.</text:span></text:p>
      <text:p text:style-name="P10"><text:span text:style-name="Strong_20_Emphasis"><text:span text:style-name="T3">Gabrielle</text:span></text:span><text:span text:style-name="T2">: Apareceu uma mensagem indicando que a identidade do autor desse </text:span><text:span text:style-name="Emphasis"><text:span text:style-name="T3">commit</text:span></text:span><text:span text:style-name="T2"> é desconhecida. Precisamos fazer uma configuração para informar quem é a pessoa responsável por esse </text:span><text:span text:style-name="Emphasis"><text:span text:style-name="T3">commit</text:span></text:span><text:span text:style-name="T2">.</text:span></text:p>
      <text:p text:style-name="P5">No terminal, é exibida uma dica indicando quais comandos devemos usar para fazer essa configuração:</text:p>
      <text:p text:style-name="P7"><text:span text:style-name="Source_20_Text"><text:span text:style-name="T4">git config --</text:span></text:span><text:span text:style-name="Source_20_Text"><text:span text:style-name="T5">global</text:span></text:span><text:span text:style-name="Source_20_Text"><text:span text:style-name="T4"> user.email "your@example.com"</text:span></text:span></text:p>
      <text:p text:style-name="P7"><text:soft-page-break/><text:span text:style-name="Source_20_Text"><text:span text:style-name="T4">git config --</text:span></text:span><text:span text:style-name="Source_20_Text"><text:span text:style-name="T5">global</text:span></text:span><text:span text:style-name="Source_20_Text"><text:span text:style-name="T4"> user.name "Your Name"</text:span></text:span></text:p>
      <text:p text:style-name="P2">COPIAR CÓDIGO</text:p>
      <text:p text:style-name="P10"><text:span text:style-name="Strong_20_Emphasis"><text:span text:style-name="T3">Rodrigo</text:span></text:span><text:span text:style-name="T2">: No GitHub, criamos uma nova conta e fiz o login. Portanto, o GitHub sabe quem somos, porque estamos logados no navegador. No entanto, instalamos o Git no computador e o Git não sabe quem somos, pois não possui vínculo direto com o GitHub.</text:span></text:p>
      <text:p text:style-name="P5">Esses comandos são justamente para nos identificar ao Git no computador.</text:p>
      <text:p text:style-name="P10"><text:span text:style-name="T2">Copiamos apenas comando </text:span><text:span text:style-name="Source_20_Text"><text:span text:style-name="T4">git config --global user.email</text:span></text:span><text:span text:style-name="T2">, mas só até </text:span><text:span text:style-name="Source_20_Text"><text:span text:style-name="T4">email</text:span></text:span><text:span text:style-name="T2">. Vamos colar no terminal e incluir o e-mail que configuramos no GitHub. No nosso caso, é o </text:span><text:span text:style-name="Source_20_Text"><text:span text:style-name="T4">rodrigo.alura87@gmail.com</text:span></text:span><text:span text:style-name="T2"> entre aspas duplas.</text:span></text:p>
      <text:p text:style-name="P7"><text:span text:style-name="Source_20_Text"><text:span text:style-name="T4">git config --</text:span></text:span><text:span text:style-name="Source_20_Text"><text:span text:style-name="T5">global</text:span></text:span><text:span text:style-name="Source_20_Text"><text:span text:style-name="T4"> user.email "rodrigo.alura87@gmail.com"</text:span></text:span></text:p>
      <text:p text:style-name="P2">COPIAR CÓDIGO</text:p>
      <text:p text:style-name="P9"><text:span text:style-name="Strong_20_Emphasis"><text:span text:style-name="T3">Atenção</text:span></text:span><text:span text:style-name="T2">: Você deve substituir pelo e-mail usado para criar sua conta no GitHub!</text:span></text:p>
      <text:p text:style-name="P10"><text:span text:style-name="T2">Após pressionar "Enter", vamos utilizar a seta para cima para resgatar o último comando digitado. Alteraremos o </text:span><text:span text:style-name="Source_20_Text"><text:span text:style-name="T4">user.email</text:span></text:span><text:span text:style-name="T2"> para </text:span><text:span text:style-name="Source_20_Text"><text:span text:style-name="T4">user.name</text:span></text:span><text:span text:style-name="T2">, pois além do e-mail, o Git também precisa saber o seu nome.</text:span></text:p>
      <text:p text:style-name="P10"><text:span text:style-name="T2">Entre as aspas, inserimos o </text:span><text:span text:style-name="Source_20_Text"><text:span text:style-name="T4">Rodrigo Ferreira</text:span></text:span><text:span text:style-name="T2"> e apertamos "Enter". Você deverá colocar seu nome e sobrenome.</text:span></text:p>
      <text:p text:style-name="P7"><text:span text:style-name="Source_20_Text"><text:span text:style-name="T4">git config --</text:span></text:span><text:span text:style-name="Source_20_Text"><text:span text:style-name="T5">global</text:span></text:span><text:span text:style-name="Source_20_Text"><text:span text:style-name="T4"> user.name "Rodrigo Ferreira"</text:span></text:span></text:p>
      <text:p text:style-name="P2">COPIAR CÓDIGO</text:p>
      <text:p text:style-name="P10"><text:span text:style-name="T2">Pronto. Realizamos a configuração de maneira global, devido a esse parâmetro </text:span><text:span text:style-name="Source_20_Text"><text:span text:style-name="T4">--global</text:span></text:span><text:span text:style-name="T2">. Agora, neste computador, qualquer repositório que criamos, o Git já nos reconhece.</text:span></text:p>
      <text:p text:style-name="P10"><text:span text:style-name="Strong_20_Emphasis"><text:span text:style-name="T3">Gabrielle</text:span></text:span><text:span text:style-name="T2">: Agora, podemos prosseguir e tentar realizar esse </text:span><text:span text:style-name="Emphasis"><text:span text:style-name="T3">commit</text:span></text:span><text:span text:style-name="T2">.</text:span></text:p>
      <text:p text:style-name="P10"><text:span text:style-name="Strong_20_Emphasis"><text:span text:style-name="T3">Rodrigo</text:span></text:span><text:span text:style-name="T2">: Vamos apertar novamente a seta para cima três vezes para voltar para o comando de </text:span><text:span text:style-name="Emphasis"><text:span text:style-name="T3">commit</text:span></text:span><text:span text:style-name="T2"> e dar um "Enter". Agora o </text:span><text:span text:style-name="Emphasis"><text:span text:style-name="T3">commit</text:span></text:span><text:span text:style-name="T2"> foi realizado.</text:span></text:p>
      <text:p text:style-name="P3">[master (root-commit) 250c665] projeto inicial</text:p>
      <text:p text:style-name="P4">10 files changed, 334 insertions (+)</text:p>
      <text:p text:style-name="P10"><text:span text:style-name="T2">Ele </text:span><text:span text:style-name="Strong_20_Emphasis"><text:span text:style-name="T3">registrou esses arquivos no nosso repositório local</text:span></text:span><text:span text:style-name="T2">. Ótimo, vamos voltar para o tutorial no GitHub.</text:span></text:p>
      <text:p text:style-name="P10"><text:span text:style-name="T2"/></text:p>
      <text:p text:style-name="P10"><text:span text:style-name="T2">O próximo comando, </text:span><text:span text:style-name="Source_20_Text"><text:span text:style-name="T4">git branch -M main</text:span></text:span><text:span text:style-name="T2">. Vamos copiar, colar e executar. Não deu nenhum alerta.</text:span></text:p>
      <text:p text:style-name="P7"><text:span text:style-name="Source_20_Text"><text:span text:style-name="T4">git branch -M </text:span></text:span><text:span text:style-name="Source_20_Text"><text:span text:style-name="T5">main</text:span></text:span></text:p>
      <text:p text:style-name="P2">COPIAR CÓDIGO</text:p>
      <text:p text:style-name="P10"><text:span text:style-name="T2">E o próximo comando é o principal, pois é o comando que vai fazer o </text:span><text:span text:style-name="Strong_20_Emphasis"><text:span text:style-name="T3">vínculo do repositório do GitHub com o meu repositório local</text:span></text:span><text:span text:style-name="T2">, que é esse </text:span><text:span text:style-name="Source_20_Text"><text:span text:style-name="T4">git remote add</text:span></text:span><text:span text:style-name="T2">.</text:span></text:p>
      <text:p text:style-name="P10"><text:span text:style-name="Strong_20_Emphasis"><text:span text:style-name="T3">Gabrielle</text:span></text:span><text:span text:style-name="T2">: Sim, após executar esse comando, vamos conseguir que esse repositório que temos localmente em nosso computador esteja conectado com esse repositório do GitHub.</text:span></text:p>
      <text:p text:style-name="P10"><text:span text:style-name="Strong_20_Emphasis"><text:span text:style-name="T3">Rodrigo</text:span></text:span><text:span text:style-name="T2">: Vamos apenas fazer uma alteração, porque por padrão ele vem com o protocolo HTTPS. Mas acima, onde temos instruções para o </text:span><text:span text:style-name="Emphasis"><text:span text:style-name="T3">Quick Setup</text:span></text:span><text:span text:style-name="T2"> (configuração rápida), tem </text:span><text:soft-page-break/><text:span text:style-name="T2">um botão chamado "SSH". Se clicamos neste botão, o GitHub troca para o protocolo para o SSH.</text:span></text:p>
      <text:p text:style-name="P9"><text:span text:style-name="T2">Geralmente, o </text:span><text:span text:style-name="Strong_20_Emphasis"><text:span text:style-name="T3">protocolo SSH</text:span></text:span><text:span text:style-name="T2"> é o mais recomendado para fazer esse ligação com o GitHub.</text:span></text:p>
      <text:p text:style-name="P10"><text:span text:style-name="T2">O comando </text:span><text:span text:style-name="Source_20_Text"><text:span text:style-name="T4">git remote add origin</text:span></text:span><text:span text:style-name="T2"> já foi alterado, e agora a URL não está com </text:span><text:span text:style-name="Source_20_Text"><text:span text:style-name="T4">http://</text:span></text:span><text:span text:style-name="T2">. Ela está usando o formato SSH. Vamos copiar e colar no terminal integrado:</text:span></text:p>
      <text:p text:style-name="P7"><text:span text:style-name="Source_20_Text"><text:span text:style-name="T4">git remote add origin git</text:span></text:span><text:span text:style-name="Source_20_Text"><text:span text:style-name="T5">@github</text:span></text:span><text:span text:style-name="Source_20_Text"><text:span text:style-name="T4">.com:rodrigoalura87/numero-secreto.git</text:span></text:span></text:p>
      <text:p text:style-name="P2">COPIAR CÓDIGO</text:p>
      <text:p text:style-name="P3">Lembre-se que a URL do GitHub vai variar de acordo com o nome do seu usuário e projeto!</text:p>
      <text:h text:style-name="P1" text:outline-level="2">Gerar chave SSH</text:h>
      <text:p text:style-name="P10"><text:span text:style-name="T2">Por fim, temos o comando para enviar esses arquivos, ou seja, esse </text:span><text:span text:style-name="Emphasis"><text:span text:style-name="T3">commit</text:span></text:span><text:span text:style-name="T2"> que fizemos localmente para o GitHub com o comando </text:span><text:span text:style-name="Source_20_Text"><text:span text:style-name="T4">git push</text:span></text:span><text:span text:style-name="T2">. O </text:span><text:span text:style-name="Source_20_Text"><text:span text:style-name="T4">remote add</text:span></text:span><text:span text:style-name="T2"> não envia automaticamente, ele só faz a ligação.</text:span></text:p>
      <text:p text:style-name="P7"><text:span text:style-name="Source_20_Text"><text:span text:style-name="T4">git push -u origin </text:span></text:span><text:span text:style-name="Source_20_Text"><text:span text:style-name="T5">main</text:span></text:span></text:p>
      <text:p text:style-name="P2">COPIAR CÓDIGO</text:p>
      <text:p text:style-name="P5">Vamos copiar e colar esse último comando. Com isso, ele vai tentar sincronizar, de fato, com o GitHub. Vamos conferir se vai funcionar.</text:p>
      <text:p text:style-name="P3">The authenticity of host 'GitHub.com (20.201.28.151)' can't be established</text:p>
      <text:p text:style-name="P5">Deu outro erro! Foi um erro de autenticação. Afinal, instalamos o Git no computador, colocamos o e-mail e nome, mas como é que o GitHub vai saber que somos nós mesmos - e não é outra pessoa que está usando nosso nome e e-mail?</text:p>
      <text:p text:style-name="P5">De alguma forma, precisamos fazer essa configuração de segurança para ele saber que neste computador, é, de fato, o Rodrigo com e-mail específico e está vinculado com a conta do Rodrigo no GitHub.</text:p>
      <text:p text:style-name="P10"><text:span text:style-name="T2">Como copiamos o protocolo SSH, o Git já nos dá a sugestão de </text:span><text:span text:style-name="Strong_20_Emphasis"><text:span text:style-name="T3">gerar uma chave SSH</text:span></text:span><text:span text:style-name="T2"> no computador porque ainda não temos uma. Ele faz uma pergunta que precisamos responder com "sim" ou "não".</text:span></text:p>
      <text:p text:style-name="P3">Are you sure you want to continue connecting (yes/no/[fingerprint])?</text:p>
      <text:p text:style-name="P10"><text:span text:style-name="T2">Em inglês, ele pergunta: quer continuar a conexão? Respondemos com um </text:span><text:span text:style-name="Source_20_Text"><text:span text:style-name="T4">yes</text:span></text:span><text:span text:style-name="T2"> (sim). Feito isso, ele manda uma mensagem dizendo que não reconhece esse computador, portanto, não está autorizado para se conectar no GitHub.</text:span></text:p>
      <text:p text:style-name="P3">Warning: Permanently added 'github.com' (ED25519) to the list of known hosts</text:p>
      <text:p text:style-name="P4">git@github.com: Permission denied (publickey)</text:p>
      <text:p text:style-name="P5">Isso é importante para garantir a segurança. Ou seja, vamos ter que fazer essa configuração no GitHub.</text:p>
      <text:p text:style-name="P10"><text:span text:style-name="Strong_20_Emphasis"><text:span text:style-name="T3">Gabrielle</text:span></text:span><text:span text:style-name="T2">: Isso mesmo. Vamos ao GitHub finalizar essa configuração.</text:span></text:p>
      <text:p text:style-name="P10"><text:span text:style-name="Strong_20_Emphasis"><text:span text:style-name="T3">Rodrigo</text:span></text:span><text:span text:style-name="T2">: Essas são configurações iniciais, pois como acabamos de instalar o Git, não tem nada disso configurado. Será apenas uma vez que precisamos fazer todos esses comandos.</text:span></text:p>
      <text:p text:style-name="P10"><text:soft-page-break/><text:span text:style-name="T2">De volta ao GitHub, no canto superior direito da página, vamos clicar no ícone do avatar para abrir o menu lateral e selecionar a opção "</text:span><text:span text:style-name="Emphasis"><text:span text:style-name="T3">Settings</text:span></text:span><text:span text:style-name="T2">". Assim, entraremos nas configurações da nossa conta e não do repositório.</text:span></text:p>
      <text:p text:style-name="P5">Na página de configurações da nossa conta, no menu à esquerda, existe a opção "SSH and GPG keys" onde podemos fazer a configuração do SSH.</text:p>
      <text:p text:style-name="P10"><text:span text:style-name="T2">Em seguida, vamos clicar no botão verde "</text:span><text:span text:style-name="Emphasis"><text:span text:style-name="T3">New SSH key</text:span></text:span><text:span text:style-name="T2">" (nova chave SSH). Ao clicar nesse botão, devemos colocar um título. É como se estivéssemos criando uma chave para conectar esse nosso computador com o GitHub. Vamos colocar </text:span><text:span text:style-name="Source_20_Text"><text:span text:style-name="T4">notebook pessoal</text:span></text:span><text:span text:style-name="T2">, apenas para identificar que chave é essa.</text:span></text:p>
      <text:p text:style-name="P10"><text:span text:style-name="T2">Ele também solicita um tipo, nesse caso, é uma chave de autenticação (</text:span><text:span text:style-name="Emphasis"><text:span text:style-name="T3">Authentication key</text:span></text:span><text:span text:style-name="T2">). Além disso, nos orienta a colar a chave. Mas, de onde vamos conseguir essa chave, Gabi?</text:span></text:p>
      <text:p text:style-name="P10"><text:span text:style-name="Strong_20_Emphasis"><text:span text:style-name="T3">Gabrielle</text:span></text:span><text:span text:style-name="T2">: Devemos gerar essa chave em nosso computador.</text:span></text:p>
      <text:p text:style-name="P10"><text:span text:style-name="Strong_20_Emphasis"><text:span text:style-name="T3">Rodrigo</text:span></text:span><text:span text:style-name="T2">: Assim, no nosso computador, teremos que acessar essa chave que foi gerada com o SSH.</text:span></text:p>
      <text:p text:style-name="P5">No terminal integrado, quando pressionamos "yes", ele deve ter criado uma chave que fica salva dentro do computador na pasta do usuário. Podemos tanto fazer isso pelo terminal ou navegar até a pasta, o que é mais fácil.</text:p>
      <text:p text:style-name="P10"><text:span text:style-name="T2">Portanto, vamos abrir o explorador de arquivos e entrar na pasta do usuário. Nesse casso, a pasta Rodrigo. Agora, vamos procurar uma pasta oculta chamada </text:span><text:span text:style-name="Source_20_Text"><text:span text:style-name="T4">.ssh</text:span></text:span><text:span text:style-name="T2">. Entrando nela, há um arquivo chamado </text:span><text:span text:style-name="Source_20_Text"><text:span text:style-name="T4">known_hosts</text:span></text:span><text:span text:style-name="T2">, que são os hosts conhecidos, mas a chave não foi gerada.</text:span></text:p>
      <text:p text:style-name="P10"><text:span text:style-name="T2">Para gerar a chave, existe um comando que temos que copiar. Inclusive, existe um tutorial no próprio site do GitHub, que vamos disponibilizar no curso como uma atividade. Ele tem um tutorial ensinando </text:span><text:a xlink:type="simple" xlink:href="https://docs.github.com/pt/authentication/connecting-to-github-with-ssh/generating-a-new-ssh-key-and-adding-it-to-the-ssh-agent" office:target-frame-name="_blank" xlink:show="new" text:style-name="Internet_20_link" text:visited-style-name="Visited_20_Internet_20_Link"><text:span text:style-name="T3">como gerar uma chave SSH</text:span></text:a><text:span text:style-name="T2"> para cada sistema operacional. No nosso caso, é o Windows.</text:span></text:p>
      <text:p text:style-name="P10"><text:span text:style-name="T2">Nessa documentação, temos a explicação do que é e como gerar uma chave SSH. Vamos copiar o comando sugerido </text:span><text:span text:style-name="Source_20_Text"><text:span text:style-name="T4">ssh-keygen -t ed25519 -C</text:span></text:span><text:span text:style-name="T2"> seguido do e-mail da conta do GitHub.</text:span></text:p>
      <text:p text:style-name="P10"><text:span text:style-name="T2">No terminal do Visual Studio Code, vamos colá-lo. Porém, temos que alterar o e-mail de exemplo para o nosso e-mail, que é </text:span><text:span text:style-name="Source_20_Text"><text:span text:style-name="T4">rodrigo.alura87@gmail.com</text:span></text:span><text:span text:style-name="T2">. Você deve substituir com seu e-mail pessoal.</text:span></text:p>
      <text:p text:style-name="P7"><text:span text:style-name="Source_20_Text"><text:span text:style-name="T4">ssh-keygen -t ed25519 -C "rodrigo.alura87@gmail.com"</text:span></text:span></text:p>
      <text:p text:style-name="P2">COPIAR CÓDIGO</text:p>
      <text:p text:style-name="P5">Após apertar "Enter", ele informa que vai gerar um par de chaves SSH. E nos pergunta onde queremos salvar esse arquivo.</text:p>
      <text:p text:style-name="P3">Enter file in which to save the key (C:\User\Rodrigo/.ssh/id_ed25519):</text:p>
      <text:p text:style-name="P5">Você pode simplesmente pressionar "Enter" para salvá-lo na própria pasta SSH, que é a pasta padrão. Ele pergunta se você quer digitar uma senha.</text:p>
      <text:p text:style-name="P3">Enter passphrase (empty for no passphrase):</text:p>
      <text:p text:style-name="P5">Se digitamos uma senha, toda vez que eu for sincronizar com o GitHub, ele vai nos pedir essa senha. Por isso, vamos apenas pressionar "Enter" para não ter uma senha. Depois, devemos digitar a mesma senha novamente, damos "Enter" novamente.</text:p>
      <text:p text:style-name="P5"><text:soft-page-break/>Pronto. Agora a chave foi gerada.</text:p>
      <text:p text:style-name="P10"><text:span text:style-name="T2">Vamos até a pasta "Rodrigo &gt; .ssh". Agora, contém dois arquivo chamamos </text:span><text:span text:style-name="Source_20_Text"><text:span text:style-name="T4">id_ed25519</text:span></text:span><text:span text:style-name="T2">, um com a chave privada, outro com a chave pública. Devemos abrir o da chave pública, vamos conferir.</text:span></text:p>
      <text:p text:style-name="P10"><text:span text:style-name="T2">Vamos dar dois cliques e mandar abrir com o bloco de notas. Estava escrito </text:span><text:span text:style-name="Emphasis"><text:span text:style-name="T3">private key</text:span></text:span><text:span text:style-name="T2">, era a chave privada.</text:span></text:p>
      <text:p text:style-name="P10"><text:span text:style-name="T2">Vamos abrir o outro arquivo. Podemos clicar com o botão direito e selecionar "Abrir com" e escolher o aplicativo de bloco de notas. Agora, temos o código da chave começando com </text:span><text:span text:style-name="Source_20_Text"><text:span text:style-name="T4">ssh ed-25519</text:span></text:span><text:span text:style-name="T2"> que precisamos copiar e colar no site do GitHub.</text:span></text:p>
      <text:p text:style-name="P10"><text:span text:style-name="T2">No campo </text:span><text:span text:style-name="Emphasis"><text:span text:style-name="T3">key</text:span></text:span><text:span text:style-name="T2">, vamos colá-lo e apertar o botão "</text:span><text:span text:style-name="Emphasis"><text:span text:style-name="T3">Add SSH Key</text:span></text:span><text:span text:style-name="T2">" para adicionar a chave SSH. O GitHub já adicionou e listou a chave do </text:span><text:span text:style-name="Source_20_Text"><text:span text:style-name="T4">notebook pessoal</text:span></text:span><text:span text:style-name="T2"> em "SSH keys".</text:span></text:p>
      <text:p text:style-name="P5">Agora o GitHub sabe que neste notebook tem uma chave e já nos autenticamos, pois geramos essa chave com o nosso e-mail. Assim, o GitHub confia neste computador. Desse modo, conseguiremos sincronizar com a nossa conta no GitHub.</text:p>
      <text:h text:style-name="P1" text:outline-level="2">Sincronizar repositórios</text:h>
      <text:p text:style-name="P10"><text:span text:style-name="Strong_20_Emphasis"><text:span text:style-name="T3">Rodrigo</text:span></text:span><text:span text:style-name="T2">: Vamos voltar para o Visual Studio Code e tentar fazer novamente aquele </text:span><text:span text:style-name="Source_20_Text"><text:span text:style-name="T4">git push</text:span></text:span><text:span text:style-name="T2">:</text:span></text:p>
      <text:p text:style-name="P7"><text:span text:style-name="Source_20_Text"><text:span text:style-name="T4">git push -u origin </text:span></text:span><text:span text:style-name="Source_20_Text"><text:span text:style-name="T5">main</text:span></text:span></text:p>
      <text:p text:style-name="P2"/>
      <text:p text:style-name="P5">Vamos conferir se agora vai funcionar.</text:p>
      <text:p text:style-name="P3">Total 14 (delta 0), reused 0 (delta 0), pack-reused 0</text:p>
      <text:p text:style-name="P4">To github.com: rodrigoalura87/numero-secreto.git</text:p>
      <text:list text:style-name="L1">
        <text:list-item>
          <text:p text:style-name="P15">[new branch) main -&gt; main</text:p>
        </text:list-item>
      </text:list>
      <text:p text:style-name="P4">branch 'main' set up to track 'origin/main'.</text:p>
      <text:p text:style-name="P10"><text:span text:style-name="T2">Finalmente, o upload dos arquivos e do </text:span><text:span text:style-name="Emphasis"><text:span text:style-name="T3">commit</text:span></text:span><text:span text:style-name="T2"> para o nosso repositório no GitHub foi bem-sucedido, ao que tudo indica. Será que está sincronizado, Gabi?</text:span></text:p>
      <text:p text:style-name="P10"><text:span text:style-name="Strong_20_Emphasis"><text:span text:style-name="T3">Gabrielle</text:span></text:span><text:span text:style-name="T2">: Sim, aparentemente funcionou, mas vamos abrir nosso repositório no navegador e atualizar a página para verificar se encontramos nosso projeto lá?</text:span></text:p>
      <text:p text:style-name="P10"><text:span text:style-name="Strong_20_Emphasis"><text:span text:style-name="T3">Rodrigo</text:span></text:span><text:span text:style-name="T2">: No navegador, precisamos voltar para a página do repositório. Basta clicar no ícone do avatar e acessar "</text:span><text:span text:style-name="Emphasis"><text:span text:style-name="T3">Your repositories</text:span></text:span><text:span text:style-name="T2">" (seus repositórios) e escolher o </text:span><text:span text:style-name="Source_20_Text"><text:span text:style-name="T4">numero-secreto</text:span></text:span><text:span text:style-name="T2">. Em seguida, vamos atualizar a página (atalho "F5") e o projeto apareceu.</text:span></text:p>
      <text:p text:style-name="P5">O tutorial que estava antes sumiu, porque agora tudo já está sincronizado e os arquivos estão sincronizados no repositório remoto.</text:p>
      <text:p text:style-name="P10"><text:span text:style-name="T2">Temos o </text:span><text:span text:style-name="Source_20_Text"><text:span text:style-name="T4">index.html</text:span></text:span><text:span text:style-name="T2">, o </text:span><text:span text:style-name="Source_20_Text"><text:span text:style-name="T4">app.js</text:span></text:span><text:span text:style-name="T2"> e o sistema identificou o </text:span><text:span text:style-name="Emphasis"><text:span text:style-name="T3">commit</text:span></text:span><text:span text:style-name="T2"> e usuário, o </text:span><text:span text:style-name="Source_20_Text"><text:span text:style-name="T4">rodrigoalura87</text:span></text:span><text:span text:style-name="T2">. Podemos navegar pelos arquivos e ter acesso ao código-fonte.</text:span></text:p>
      <text:p text:style-name="P10"><text:span text:style-name="T2">Logo, nosso repositório está sincronizado e na barra de endereços temos a URL do repositório. No nosso caso, é </text:span><text:span text:style-name="Source_20_Text"><text:span text:style-name="T4">github.com/rodrigoalura87/numero-secreto</text:span></text:span><text:span text:style-name="T2">.</text:span></text:p>
      <text:p text:style-name="P5"><text:soft-page-break/>Podemos compartilhar esse link com outras pessoas e elas podem acessar o repositório, inclusive você, Gabi. Eu posso te enviar este repositório e fica aí essa pergunta: será que você conseguirá baixar o projeto no seu computador?</text:p>
      <text:p text:style-name="P10"><text:span text:style-name="Strong_20_Emphasis"><text:span text:style-name="T3">Gabrielle</text:span></text:span><text:span text:style-name="T2">: O GitHub nos proporciona essa possibilidade de outras pessoas não apenas acessarem nosso código, mas também contribuírem para ele. Vamos explorar isso em seguida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6">O comando </text:span><text:span text:style-name="Source_20_Text"><text:span text:style-name="T1">git push</text:span></text:span><text:span text:style-name="T6"> deve ser executado para </text:span><text:span text:style-name="Strong_20_Emphasis"><text:span text:style-name="T7">sincronizar</text:span></text:span><text:span text:style-name="T6"> as mudanças do repositório local com o repositório remoto, ou seja, quando desejamos enviar os novos commits que realizamos em nosso repositório local para o repositório remoto. No entanto, para garantir uma conexão segura, é essencial configurar uma </text:span><text:span text:style-name="Strong_20_Emphasis"><text:span text:style-name="T7">chave SSH</text:span></text:span><text:span text:style-name="T6"> no computador antes de executar esse comando.</text:span></text:p>
      <text:h text:style-name="P1" text:outline-level="2">Chave SSH</text:h>
      <text:p text:style-name="P10"><text:span text:style-name="T2">Ao vincular um repositório remoto ao nosso repositório local, via comando </text:span><text:span text:style-name="Source_20_Text"><text:span text:style-name="T4">git remote add</text:span></text:span><text:span text:style-name="T2">, precisamos utilizar algum protocolo seguro, como HTTPS ou SSH. No caso de se utilizar o protocolo SSH, escolha realizada neste curso, devemos gerar uma chave SSH em nosso computador, além de cadastrá-la em nossa conta do GitHub. Isso é necessário para garantir a autenticação, pois o GitHub checa se quem está realizando o push dos commits tem permissão para realizar tal ação.</text:span></text:p>
      <text:h text:style-name="P1" text:outline-level="2">Geração de uma chave SSH</text:h>
      <text:p text:style-name="P10"><text:span text:style-name="T2">Antes de executar o comando </text:span><text:span text:style-name="Source_20_Text"><text:span text:style-name="T4">git push</text:span></text:span><text:span text:style-name="T2">, precisamos gerar uma chave SSH. A geração da chave é feita via terminal, com o comando </text:span><text:span text:style-name="Source_20_Text"><text:span text:style-name="T4">ssh-keygen -t ed25519 -C "SEU EMAIL AQUI"</text:span></text:span><text:span text:style-name="T2">:</text:span></text:p>
      <text:p text:style-name="P6"><draw:frame draw:style-name="fr1" draw:name="Figura1" text:anchor-type="as-char" svg:width="2cm" svg:height="1cm" draw:z-index="0"><draw:image xlink:href="https://cdn1.gnarususercontent.com.br/1/4341/add12425-666e-4062-b7a1-c478f11aa8fd.png" xlink:type="simple" xlink:show="embed" xlink:actuate="onLoad"/><svg:title>Terminal do VSCode com o comando ssh-keygen -t ed25519 -C "fulano@email.com.br" sendo executado.</svg:title></draw:frame></text:p>
      <text:p text:style-name="P5">Repare, na imagem anterior, que ao executar o comando para gerar uma chave SSH, uma pergunta foi feita e o terminal fica travado esperando nossa resposta:</text:p>
      <text:p text:style-name="P7"><text:span text:style-name="Source_20_Text"><text:span text:style-name="T4">Generating </text:span></text:span><text:span text:style-name="Source_20_Text"><text:span text:style-name="T5">public</text:span></text:span><text:span text:style-name="Source_20_Text"><text:span text:style-name="T4">/</text:span></text:span><text:span text:style-name="Source_20_Text"><text:span text:style-name="T5">private</text:span></text:span><text:span text:style-name="Source_20_Text"><text:span text:style-name="T4"> ed25519 </text:span></text:span><text:span text:style-name="Source_20_Text"><text:span text:style-name="T5">key</text:span></text:span><text:span text:style-name="Source_20_Text"><text:span text:style-name="T4"> pair.</text:span></text:span></text:p>
      <text:p text:style-name="P7"><text:span text:style-name="Source_20_Text"><text:span text:style-name="T4">Enter file </text:span></text:span><text:span text:style-name="Source_20_Text"><text:span text:style-name="T5">in</text:span></text:span><text:span text:style-name="Source_20_Text"><text:span text:style-name="T4"> which </text:span></text:span><text:span text:style-name="Source_20_Text"><text:span text:style-name="T5">to</text:span></text:span><text:span text:style-name="Source_20_Text"><text:span text:style-name="T4"> save the </text:span></text:span><text:span text:style-name="Source_20_Text"><text:span text:style-name="T5">key</text:span></text:span><text:span text:style-name="Source_20_Text"><text:span text:style-name="T4"> (/home/rodrigo/.ssh/id_ed25519):</text:span></text:span></text:p>
      <text:p text:style-name="P2">COPIAR CÓDIGO</text:p>
      <text:p text:style-name="P10"><text:span text:style-name="T2">Essa primeira pergunta é para indicarmos o </text:span><text:span text:style-name="Strong_20_Emphasis"><text:span text:style-name="T3">diretório</text:span></text:span><text:span text:style-name="T2"> em nosso computador no qual a chave será salva, sendo que entre parênteses é indicado o diretório padrão. O recomendado é apenas apertar a tecla </text:span><text:span text:style-name="Source_20_Text"><text:span text:style-name="T4">enter</text:span></text:span><text:span text:style-name="T2"> no teclado para que a chave seja salva no </text:span><text:soft-page-break/><text:span text:style-name="T2">diretório padrão, pois assim o Git consegue encontrar essa chave automaticamente sempre que executarmos o comando </text:span><text:span text:style-name="Source_20_Text"><text:span text:style-name="T4">git push</text:span></text:span><text:span text:style-name="T2">.</text:span></text:p>
      <text:p text:style-name="P10"><text:span text:style-name="T2">Após apertar a tecla </text:span><text:span text:style-name="Source_20_Text"><text:span text:style-name="T4">enter</text:span></text:span><text:span text:style-name="T2">, uma nova pergunta será apresentada no terminal:</text:span></text:p>
      <text:p text:style-name="P7"><text:span text:style-name="Source_20_Text"><text:span text:style-name="T4">Enter </text:span></text:span><text:span text:style-name="Source_20_Text"><text:span text:style-name="T5">passphrase</text:span></text:span><text:span text:style-name="Source_20_Text"><text:span text:style-name="T4"> (enter </text:span></text:span><text:span text:style-name="Source_20_Text"><text:span text:style-name="T5">for</text:span></text:span><text:span text:style-name="Source_20_Text"><text:span text:style-name="T4"> no passphrase):</text:span></text:span></text:p>
      <text:p text:style-name="P2">COPIAR CÓDIGO</text:p>
      <text:p text:style-name="P10"><text:span text:style-name="T2">Essa segunda pergunta é para indicarmos se desejamos adicionar uma senha à chave SSH que será gerada. Caso você digite uma senha, toda vez que executar o comando </text:span><text:span text:style-name="Source_20_Text"><text:span text:style-name="T4">git push</text:span></text:span><text:span text:style-name="T2"> será necessário digitar tal senha. Ao não digitar nada e apenas apertar a tecla </text:span><text:span text:style-name="Source_20_Text"><text:span text:style-name="T4">enter</text:span></text:span><text:span text:style-name="T2">, a chave será gerada sem a proteção de uma senha.</text:span></text:p>
      <text:p text:style-name="P5">Por fim, a terceira e última pergunta é apenas para confirmar a senha anterior:</text:p>
      <text:p text:style-name="P7"><text:span text:style-name="Source_20_Text"><text:span text:style-name="T4">Enter same passphrase again:</text:span></text:span></text:p>
      <text:p text:style-name="P2">COPIAR CÓDIGO</text:p>
      <text:p text:style-name="P5">A chave será gerada e a seguinte mensagem será exibida no terminal:</text:p>
      <text:p text:style-name="P7"><text:span text:style-name="Source_20_Text"><text:span text:style-name="T4">Your identification has been saved </text:span></text:span><text:span text:style-name="Source_20_Text"><text:span text:style-name="T5">in</text:span></text:span><text:span text:style-name="Source_20_Text"><text:span text:style-name="T4"> /home/rodrigo/.ssh/id_ed25519</text:span></text:span></text:p>
      <text:p text:style-name="P7"><text:span text:style-name="Source_20_Text"><text:span text:style-name="T4">Your </text:span></text:span><text:span text:style-name="Source_20_Text"><text:span text:style-name="T5">public</text:span></text:span><text:span text:style-name="Source_20_Text"><text:span text:style-name="T4"> </text:span></text:span><text:span text:style-name="Source_20_Text"><text:span text:style-name="T5">key</text:span></text:span><text:span text:style-name="Source_20_Text"><text:span text:style-name="T4"> has been saved </text:span></text:span><text:span text:style-name="Source_20_Text"><text:span text:style-name="T5">in</text:span></text:span><text:span text:style-name="Source_20_Text"><text:span text:style-name="T4"> /home/rodrigo/.ssh/id_ed25519.pub</text:span></text:span></text:p>
      <text:p text:style-name="P7"><text:span text:style-name="Source_20_Text"><text:span text:style-name="T4">The </text:span></text:span><text:span text:style-name="Source_20_Text"><text:span text:style-name="T5">key</text:span></text:span><text:span text:style-name="Source_20_Text"><text:span text:style-name="T4"> fingerprint is:</text:span></text:span></text:p>
      <text:p text:style-name="P7"><text:span text:style-name="Source_20_Text"><text:span text:style-name="T4">SHA256:jxAkhGR7NHm/0fcmyPnErZxSKr+ObsH7r4AC/vUNvPY fulano@email.com.br</text:span></text:span></text:p>
      <text:p text:style-name="P7"><text:span text:style-name="Source_20_Text"><text:span text:style-name="T4">The </text:span></text:span><text:span text:style-name="Source_20_Text"><text:span text:style-name="T5">key</text:span></text:span><text:span text:style-name="Source_20_Text"><text:span text:style-name="T4">'s randomart image is:</text:span></text:span></text:p>
      <text:p text:style-name="P7"><text:span text:style-name="Source_20_Text"><text:span text:style-name="T4">+--[ED25519 256]--+</text:span></text:span></text:p>
      <text:p text:style-name="P8"><text:span text:style-name="Source_20_Text"><text:span text:style-name="T4">| .oo=.. <text:s text:c="9"/>|</text:span></text:span></text:p>
      <text:p text:style-name="P8"><text:span text:style-name="Source_20_Text"><text:span text:style-name="T4">| ..o.+. <text:s text:c="9"/>|</text:span></text:span></text:p>
      <text:p text:style-name="P8"><text:span text:style-name="Source_20_Text"><text:span text:style-name="T4">| <text:s/>. .... . <text:s text:c="6"/>|</text:span></text:span></text:p>
      <text:p text:style-name="P8"><text:span text:style-name="Source_20_Text"><text:span text:style-name="T4">| <text:s text:c="2"/>. <text:s text:c="2"/>.o . . <text:s text:c="3"/>|</text:span></text:span></text:p>
      <text:p text:style-name="P8"><text:span text:style-name="Source_20_Text"><text:span text:style-name="T4">| <text:s/>. <text:s text:c="2"/>..S+ = o <text:s text:c="2"/>|</text:span></text:span></text:p>
      <text:p text:style-name="P8"><text:span text:style-name="Source_20_Text"><text:span text:style-name="T4">| . . <text:s text:c="2"/>++o+ = + <text:s/>|</text:span></text:span></text:p>
      <text:p text:style-name="P8"><text:span text:style-name="Source_20_Text"><text:span text:style-name="T4">| <text:s/>. . o =o.* = <text:s text:c="2"/>|</text:span></text:span></text:p>
      <text:p text:style-name="P8"><text:span text:style-name="Source_20_Text"><text:span text:style-name="T4">| <text:s text:c="2"/>. o .=*o = <text:s text:c="3"/>|</text:span></text:span></text:p>
      <text:p text:style-name="P8"><text:span text:style-name="Source_20_Text"><text:span text:style-name="T4">| <text:s text:c="3"/>. <text:s/>+=*E=. <text:s text:c="3"/>|</text:span></text:span></text:p>
      <text:p text:style-name="P8"><text:span text:style-name="Source_20_Text"><text:span text:style-name="T4">+----[SHA256]-----+</text:span></text:span></text:p>
      <text:p text:style-name="P2">COPIAR CÓDIGO</text:p>
      <text:p text:style-name="P5">Na primeira linha da mensagem você consegue identificar o diretório no seu computador no qual a chave foi salva. Agora, basta acessar tal diretório para ter acesso à chave SSH.</text:p>
      <text:p text:style-name="P9"><text:span text:style-name="Strong_20_Emphasis"><text:span text:style-name="T3">Observação:</text:span></text:span><text:span text:style-name="T2"> Nesse diretório serão gerados dois arquivos que representam a chave SSH, sendo um para a chave privada (arquivo </text:span><text:span text:style-name="Source_20_Text"><text:span text:style-name="T4">id_ed25519</text:span></text:span><text:span text:style-name="T2">) e o outro para a chave pública (</text:span><text:span text:style-name="Source_20_Text"><text:span text:style-name="T4">id_ed25519.pub</text:span></text:span><text:span text:style-name="T2">).</text:span></text:p>
      <text:h text:style-name="P1" text:outline-level="2">Cadastrando a chave SSH no GitHub</text:h>
      <text:p text:style-name="P10"><text:span text:style-name="T2">Após gerar a chave, precisamos cadastrá-la em nossa conta do GitHub, para que assim o GitHub consiga nos identificar e autenticar ao executar o comando </text:span><text:span text:style-name="Source_20_Text"><text:span text:style-name="T4">git push</text:span></text:span><text:span text:style-name="T2"> de nosso computador.</text:span></text:p>
      <text:p text:style-name="P10"><text:span text:style-name="T2">Acesse a </text:span><text:a xlink:type="simple" xlink:href="https://github.com/settings/keys" office:target-frame-name="_blank" xlink:show="new" text:style-name="Internet_20_link" text:visited-style-name="Visited_20_Internet_20_Link"><text:span text:style-name="T3">página de chaves SSH</text:span></text:a><text:span text:style-name="T2"> de sua conta no GitHub e clique no botão </text:span><text:span text:style-name="Strong_20_Emphasis"><text:span text:style-name="T3">New SSH key</text:span></text:span><text:span text:style-name="T2"> ou </text:span><text:span text:style-name="Strong_20_Emphasis"><text:span text:style-name="T3">Nova chave SSH</text:span></text:span><text:span text:style-name="T2"> para realizar o cadastro da chave:</text:span></text:p>
      <text:p text:style-name="P6"><draw:frame draw:style-name="fr1" draw:name="Figura2" text:anchor-type="as-char" svg:width="2cm" svg:height="1cm" draw:z-index="1"><draw:image xlink:href="https://cdn1.gnarususercontent.com.br/1/4341/2b09b3bd-397c-4e26-98b0-77d8454f2459.png" xlink:type="simple" xlink:show="embed" xlink:actuate="onLoad"/><svg:title>Formulário para cadastro de chave SSH no site do GitHub, contendo os campos "title", "key type" e "key".</svg:title></draw:frame></text:p>
      <text:p text:style-name="P5"><text:soft-page-break/>Repare que o formulário exibido na imagem anterior contém três campos:</text:p>
      <text:list text:style-name="L2">
        <text:list-item>
          <text:p text:style-name="P17"><text:span text:style-name="Strong_20_Emphasis"><text:span text:style-name="T3">Title</text:span></text:span><text:span text:style-name="T2"> ou </text:span><text:span text:style-name="Strong_20_Emphasis"><text:span text:style-name="T3">Título</text:span></text:span><text:span text:style-name="T2">: Informe um apelido para sua chave SSH (por exemplo: computador casa)</text:span></text:p>
        </text:list-item>
        <text:list-item>
          <text:p text:style-name="P17"><text:span text:style-name="Strong_20_Emphasis"><text:span text:style-name="T3">Key type</text:span></text:span><text:span text:style-name="T2"> ou </text:span><text:span text:style-name="Strong_20_Emphasis"><text:span text:style-name="T3">Tipo de chave</text:span></text:span><text:span text:style-name="T2">: Escolha o tipo </text:span><text:span text:style-name="Strong_20_Emphasis"><text:span text:style-name="T3">Authentication Key</text:span></text:span><text:span text:style-name="T2"> ou </text:span><text:span text:style-name="Strong_20_Emphasis"><text:span text:style-name="T3">Chave de autenticação</text:span></text:span></text:p>
        </text:list-item>
        <text:list-item>
          <text:p text:style-name="P18"><text:span text:style-name="Strong_20_Emphasis"><text:span text:style-name="T3">Key</text:span></text:span><text:span text:style-name="T2"> ou </text:span><text:span text:style-name="Strong_20_Emphasis"><text:span text:style-name="T3">Chave</text:span></text:span><text:span text:style-name="T2">: Nesse campo você deve colar o </text:span><text:span text:style-name="Strong_20_Emphasis"><text:span text:style-name="T3">conteúdo</text:span></text:span><text:span text:style-name="T2"> do arquivo da sua chave SSH </text:span><text:span text:style-name="Strong_20_Emphasis"><text:span text:style-name="T3">pública</text:span></text:span><text:span text:style-name="T2"> (arquivo id_ed25519.pub)</text:span></text:p>
        </text:list-item>
      </text:list>
      <text:p text:style-name="P10"><text:span text:style-name="T2">Após realizar esse procedimento, será possível sincronizar o repositório local com o remoto, enviando os novos commits com o comando </text:span><text:span text:style-name="Source_20_Text"><text:span text:style-name="T4">git push</text:span></text:span><text:span text:style-name="T2">.</text:span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9:38:02.850000000</meta:creation-date>
    <dc:date>2024-06-30T20:07:30.964000000</dc:date>
    <meta:editing-duration>PT16M49S</meta:editing-duration>
    <meta:editing-cycles>2</meta:editing-cycles>
    <meta:generator>LibreOffice/7.5.9.2$Windows_X86_64 LibreOffice_project/cdeefe45c17511d326101eed8008ac4092f278a9</meta:generator>
    <meta:document-statistic meta:table-count="0" meta:image-count="2" meta:object-count="0" meta:page-count="8" meta:paragraph-count="147" meta:word-count="2659" meta:character-count="16227" meta:non-whitespace-character-count="13672"/>
  </office:meta>
</office:document-meta>
</file>